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.03cm" fo:margin-right="0cm" fo:margin-top="0.072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.63cm" fo:margin-right="0cm" fo:margin-top="1.081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margin-left="0.63cm" fo:margin-right="0cm" fo:margin-top="0.815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.617cm" fo:margin-right="0cm" fo:margin-top="0.016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0.633cm" fo:margin-right="0cm" fo:margin-top="0.016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.633cm" fo:margin-right="0cm" fo:margin-top="0.594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0.6cm" fo:margin-right="0cm" fo:margin-top="0.534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0.619cm" fo:margin-right="0cm" fo:margin-top="0.339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P12" style:family="paragraph" style:parent-style-name="Standard">
      <style:paragraph-properties fo:margin-left="0cm" fo:margin-right="1.478cm" fo:margin-top="0.245cm" fo:margin-bottom="0cm" style:contextual-spacing="false" fo:line-height="186%" fo:keep-together="auto" fo:orphans="0" fo:widows="0" fo:text-indent="0cm" style:auto-text-indent="false" fo:break-before="auto" fo:break-after="auto" fo:padding="0cm" fo:border="none" fo:keep-with-next="auto"/>
    </style:style>
    <style:style style:name="P13" style:family="paragraph" style:parent-style-name="Standard">
      <style:paragraph-properties fo:margin-left="0.612cm" fo:margin-right="1.478cm" fo:margin-top="0.245cm" fo:margin-bottom="0cm" style:contextual-spacing="false" fo:line-height="186%" fo:orphans="0" fo:widows="0" fo:text-indent="0.205cm" style:auto-text-indent="false"/>
    </style:style>
    <style:style style:name="P14" style:family="paragraph" style:parent-style-name="Standard">
      <style:paragraph-properties fo:margin-left="0.612cm" fo:margin-right="1.478cm" fo:margin-top="0.245cm" fo:margin-bottom="0cm" style:contextual-spacing="false" fo:line-height="186%" fo:keep-together="auto" fo:orphans="0" fo:widows="0" fo:text-indent="0.205cm" style:auto-text-indent="false" fo:break-before="auto" fo:break-after="auto" fo:padding="0cm" fo:border="none" fo:keep-with-next="auto"/>
      <style:text-properties fo:color="#555555" loext:opacity="100%" fo:font-size="8.5pt" fo:font-style="italic" style:font-size-asian="8.5pt" style:font-style-asian="italic" style:font-size-complex="8.5pt"/>
    </style:style>
    <style:style style:name="P15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565656" loext:opacity="100%" style:text-line-through-style="none" style:text-line-through-type="none" style:text-position="0% 100%" fo:font-size="15.5pt" fo:font-style="normal" style:text-underline-style="none" fo:font-weight="bold" style:font-size-asian="15.5pt" style:font-style-asian="normal" style:font-weight-asian="bold" style:font-size-complex="15.5pt"/>
    </style:style>
    <style:style style:name="P16" style:family="paragraph" style:parent-style-name="Standard">
      <style:paragraph-properties fo:margin-left="0.616cm" fo:margin-right="0cm" fo:margin-top="0.524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75757" loext:opacity="100%" style:text-line-through-style="none" style:text-line-through-type="none" style:text-position="0% 100%" fo:font-size="8.5pt" fo:font-style="normal" style:text-underline-style="none" style:font-size-asian="8.5pt" style:font-style-asian="normal" style:font-size-complex="8.5pt"/>
    </style:style>
    <style:style style:name="P17" style:family="paragraph" style:parent-style-name="Standard">
      <style:paragraph-properties fo:margin-left="0.656cm" fo:margin-right="0cm" fo:margin-top="0.252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P19" style:family="paragraph" style:parent-style-name="Standard">
      <style:paragraph-properties fo:margin-left="0cm" fo:margin-right="0cm" fo:margin-top="0.116cm" fo:margin-bottom="0cm" style:contextual-spacing="false" fo:line-height="99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P20" style:family="paragraph" style:parent-style-name="Standard">
      <style:paragraph-properties fo:margin-left="0cm" fo:margin-right="0.723cm" fo:margin-top="0.434cm" fo:margin-bottom="0cm" style:contextual-spacing="false" fo:line-height="100%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sub 58%" fo:font-size="16.5pt" fo:font-style="normal" style:text-underline-style="none" fo:font-weight="bold" style:font-size-asian="16.5pt" style:font-style-asian="normal" style:font-weight-asian="bold" style:font-size-complex="16.5pt"/>
    </style:style>
    <style:style style:name="P21" style:family="paragraph" style:parent-style-name="Standard">
      <style:paragraph-properties fo:margin-left="0cm" fo:margin-right="0.723cm" fo:margin-top="0.434cm" fo:margin-bottom="0cm" style:contextual-spacing="false" fo:line-height="100%" fo:orphans="0" fo:widows="0" fo:text-indent="0cm" style:auto-text-indent="false"/>
      <style:text-properties fo:font-size="9.5pt" fo:font-weight="bold" style:font-size-asian="9.5pt" style:font-weight-asian="bold" style:font-size-complex="9.5pt"/>
    </style:style>
    <style:style style:name="P22" style:family="paragraph" style:parent-style-name="Standard">
      <style:paragraph-properties fo:margin-left="0.612cm" fo:margin-right="1.478cm" fo:margin-top="0.245cm" fo:margin-bottom="0cm" style:contextual-spacing="false" fo:line-height="186%" fo:orphans="0" fo:widows="0" fo:text-indent="0.205cm" style:auto-text-indent="false"/>
      <style:text-properties style:font-name="Open Sans" fo:font-size="9.5pt" style:font-name-asian="Open Sans1" style:font-size-asian="9.5pt" style:font-name-complex="Open Sans1" style:font-size-complex="9.5pt"/>
    </style:style>
    <style:style style:name="P23" style:family="paragraph" style:parent-style-name="Standard">
      <style:paragraph-properties fo:margin-left="0.03cm" fo:margin-right="0cm" fo:margin-top="0.718cm" fo:margin-bottom="0cm" style:contextual-spacing="false" fo:line-height="186%" fo:keep-together="auto" fo:orphans="0" fo:widows="0" fo:text-indent="0cm" style:auto-text-indent="false" fo:break-before="auto" fo:break-after="auto" fo:padding="0cm" fo:border="none" fo:keep-with-next="auto"/>
      <style:text-properties officeooo:paragraph-rsid="0012af82"/>
    </style:style>
    <style:style style:name="P24" style:family="paragraph" style:parent-style-name="Standard">
      <style:paragraph-properties fo:margin-left="0.03cm" fo:margin-right="0cm" fo:margin-top="0.718cm" fo:margin-bottom="0cm" style:contextual-spacing="false" fo:line-height="186%" fo:orphans="0" fo:widows="0" fo:text-indent="0cm" style:auto-text-indent="false" fo:padding="0cm" fo:border="none"/>
      <style:text-properties officeooo:paragraph-rsid="0012af8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fo:font-weight="bold" fo:background-color="#979797" loext:char-shading-value="0" style:font-size-asian="9.5pt" style:font-style-asian="normal" style:font-weight-asian="bold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fo:font-weight="bold" style:font-size-asian="9.5pt" style:font-style-asian="normal" style:font-weight-asian="bold" style:font-size-complex="9.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fo:background-color="#979797" loext:char-shading-value="0" style:font-size-asian="9.5pt" style:font-style-asian="normal" style:font-size-complex="9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0.5pt" fo:font-style="normal" style:text-underline-style="none" fo:font-weight="bold" fo:background-color="#979797" loext:char-shading-value="0" style:font-size-asian="10.5pt" style:font-style-asian="normal" style:font-weight-asian="bold" style:font-size-complex="10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0.5pt" fo:font-style="normal" style:text-underline-style="none" fo:font-weight="bold" style:font-size-asian="10.5pt" style:font-style-asian="normal" style:font-weight-asian="bold" style:font-size-complex="10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8.5pt" fo:font-style="normal" style:text-underline-style="none" fo:font-weight="bold" style:font-size-asian="8.5pt" style:font-style-asian="normal" style:font-weight-asian="bold" style:font-size-complex="8.5pt"/>
    </style:style>
    <style:style style:name="T8" style:family="text">
      <style:text-properties fo:font-variant="normal" fo:text-transform="none" fo:color="#004494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background-color="#979797" loext:char-shading-value="0" style:font-size-asian="9.5pt" style:font-style-asian="normal" style:font-size-complex="9.5pt"/>
    </style:style>
    <style:style style:name="T9" style:family="text">
      <style:text-properties fo:font-variant="normal" fo:text-transform="none" fo:color="#004494" loext:opacity="100%" style:text-line-through-style="none" style:text-line-through-type="none" style:text-position="0% 100%" fo:font-size="9.5pt" fo:font-style="normal" style:text-underline-style="none" style:font-size-asian="9.5pt" style:font-style-asian="normal" style:font-size-complex="9.5pt"/>
    </style:style>
    <style:style style:name="T10" style:family="text">
      <style:text-properties fo:font-variant="normal" fo:text-transform="none" fo:color="#004494" loext:opacity="100%" style:text-line-through-style="none" style:text-line-through-type="none" style:text-position="0% 100%" fo:font-size="8.5pt" fo:font-style="normal" style:text-underline-style="solid" style:text-underline-width="auto" style:text-underline-color="font-color" style:font-size-asian="8.5pt" style:font-style-asian="normal" style:font-size-complex="8.5pt"/>
    </style:style>
    <style:style style:name="T11" style:family="text">
      <style:text-properties fo:font-variant="normal" fo:text-transform="none" fo:color="#004494" loext:opacity="100%" style:text-line-through-style="none" style:text-line-through-type="none" style:text-position="0% 100%" fo:font-size="8.5pt" fo:font-style="normal" style:text-underline-style="none" style:font-size-asian="8.5pt" style:font-style-asian="normal" style:font-size-complex="8.5pt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fo:font-size="10.5pt" fo:font-style="normal" style:text-underline-style="none" fo:font-weight="bold" style:font-size-asian="10.5pt" style:font-style-asian="normal" style:font-weight-asian="bold" style:font-size-complex="10.5pt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fo:font-size="10.5pt" fo:font-style="normal" style:text-underline-style="none" style:font-size-asian="10.5pt" style:font-style-asian="normal" style:font-size-complex="10.5pt"/>
    </style:style>
    <style:style style:name="T14" style:family="text">
      <style:text-properties fo:font-variant="normal" fo:text-transform="none" fo:color="#555555" loext:opacity="100%" style:text-line-through-style="none" style:text-line-through-type="none" style:text-position="0% 100%" fo:font-size="8.5pt" fo:font-style="italic" style:text-underline-style="none" style:font-size-asian="8.5pt" style:font-style-asian="italic" style:font-size-complex="8.5pt"/>
    </style:style>
    <style:style style:name="T15" style:family="text">
      <style:text-properties fo:font-size="9.5pt" style:font-size-asian="9.5pt" style:font-size-complex="9.5pt"/>
    </style:style>
    <style:style style:name="T16" style:family="text">
      <style:text-properties style:font-name="Open Sans" fo:font-size="9.5pt" style:font-name-asian="Open Sans1" style:font-size-asian="9.5pt" style:font-name-complex="Open Sans1" style:font-size-complex="9.5pt"/>
    </style:style>
    <style:style style:name="T17" style:family="text">
      <style:text-properties style:font-name="Open Sans" fo:font-size="10.5pt" fo:font-weight="bold" fo:background-color="#979797" loext:char-shading-value="0" style:font-name-asian="Open Sans1" style:font-size-asian="10.5pt" style:font-weight-asian="bold" style:font-name-complex="Open Sans1" style:font-size-complex="10.5pt"/>
    </style:style>
    <style:style style:name="T18" style:family="text">
      <style:text-properties fo:color="#555555" loext:opacity="100%" fo:font-size="8.5pt" fo:font-style="italic" style:font-size-asian="8.5pt" style:font-style-asian="italic" style:font-size-complex="8.5pt"/>
    </style:style>
    <style:style style:name="T19" style:family="text">
      <style:text-properties fo:color="#555555" loext:opacity="100%" style:font-name="Open Sans" fo:font-size="8.5pt" fo:font-style="italic" style:font-name-asian="Open Sans1" style:font-size-asian="8.5pt" style:font-style-asian="italic" style:font-name-complex="Open Sans1" style:font-size-complex="8.5pt"/>
    </style:style>
    <style:style style:name="Sect1" style:family="section">
      <style:section-properties style:editable="false">
        <style:columns fo:column-count="2">
          <style:column style:rel-width="32769*" fo:start-indent="0cm" fo:end-indent="0cm"/>
          <style:column style:rel-width="32766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lvaro Sintes Melero <text:s/></text:p>
      <text:p text:style-name="P23"><text:span text:style-name="T1">Fecha de nacimiento: </text:span><text:span text:style-name="T3">29/08/2007</text:span><text:span text:style-name="T4"> </text:span><text:span text:style-name="T1">Nacionalidad: </text:span><text:span text:style-name="T3">Española</text:span><text:span text:style-name="T4"> </text:span></text:p>
      <text:p text:style-name="P24"><text:span text:style-name="T2">Número de teléfono: </text:span><text:span text:style-name="T3">(+34) 699607282 (Móvil) </text:span><text:span text:style-name="T4"><text:s/></text:span></text:p>
      <text:p text:style-name="P24"><text:span text:style-name="T2">Dirección de correo electrónico: </text:span><text:span text:style-name="T8">asintes20727@iesjoanramis.org </text:span><text:span text:style-name="T9"><text:s/></text:span></text:p>
      <text:p text:style-name="P3"><text:span text:style-name="T2">Dirección: </text:span><text:span text:style-name="T4">Cami d'en güixo 4B, 07702, mahon, España (Domicilio) <text:s/></text:span></text:p>
      <text:p text:style-name="P4"><text:span text:style-name="T5">EXPERIENCIA LABORAL</text:span><text:span text:style-name="T6"> </text:span></text:p>
      <text:p text:style-name="P16">06/01/2023 – 31/08/2023 mahon, España <text:s/></text:p>
      <text:p text:style-name="P6"><text:span text:style-name="T12">SOCORRISTA </text:span><text:span text:style-name="T13">AJUNTAMIENTO <text:s/></text:span></text:p>
      <text:p text:style-name="P5"><text:span text:style-name="T5">EDUCACIÓN Y FORMACIÓN</text:span><text:span text:style-name="T6"> </text:span></text:p>
      <text:p text:style-name="P16">01/07/2023 – 31/08/2023 mahon, España <text:s/></text:p>
      <text:p text:style-name="P7"><text:span text:style-name="T12">MONITOR DE UN CAMPUS </text:span><text:span text:style-name="T13">educacio <text:s/></text:span></text:p>
      <text:p text:style-name="P9"><text:span text:style-name="T7">Web </text:span><text:span text:style-name="T10">https://www.cdmenorca.es/</text:span><text:span text:style-name="T11"> </text:span></text:p>
      <text:p text:style-name="P10"><text:span text:style-name="T5">COMPETENCIAS DE IDIOMAS </text:span><text:span text:style-name="T6"><text:s/></text:span></text:p>
      <text:p text:style-name="P8"><text:span text:style-name="T4">Lengua(s) materna(s): </text:span><text:span text:style-name="T2">CASTELLANO <text:s/></text:span></text:p>
      <text:p text:style-name="P17">Otro(s) idioma(s): </text:p>
      <text:p text:style-name="P20">COMPRENSIÓN EXPRESIÓN ORAL</text:p>
      <text:p text:style-name="P21">EXPRESIÓN ESCRITA</text:p>
      <text:section text:style-name="Sect1" text:name="TextSection">
        <text:p text:style-name="P19">Comprensión auditiva </text:p>
        <text:p text:style-name="P2"><text:span text:style-name="T4">Comprensión </text:span><text:span text:style-name="T15">oral </text:span></text:p>
        <text:p text:style-name="P1"><text:span text:style-name="T15">Producción oral Interacción lectora</text:span><text:span text:style-name="T16"> </text:span></text:p>
        <text:p text:style-name="P11">Producción oral Interacció</text:p>
        <text:p text:style-name="P11"/>
      </text:section>
      <text:section text:style-name="Sect2" text:name="Section1">
        <text:p text:style-name="P12"><text:span text:style-name="T2">CATALÁN </text:span><text:span text:style-name="T4">B2 C2 C2 C2 C2 </text:span></text:p>
        <text:p text:style-name="P12"><text:span text:style-name="T14">Niveles: A1 y A2 (usuario básico), B1 y B2 (usuario independiente), C1 C</text:span><text:span text:style-name="T18">2</text:span><text:span text:style-name="T14">(usuario</text:span><text:span text:style-name="T18"> </text:span><text:span text:style-name="T19">competente) </text:span></text:p>
        <text:p text:style-name="P12"><text:span text:style-name="T19"><text:s/></text:span><text:span text:style-name="T17">COMPETENCIAS DIGITALES </text:span></text:p>
        <text:p text:style-name="P22">Trabajo en equipo / Responsabilidad en el trabajo <text:s/></text:p>
        <text:p text:style-name="P14"/>
        <text:p text:style-name="P1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998cm" fo:margin-bottom="1.27cm" fo:margin-left="0.998cm" fo:margin-right="0.998cm" style:writing-mode="lr-tb" style:layout-grid-color="#c0c0c0" style:layout-grid-lines="276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669cm" style:num-format="1" style:print-orientation="portrait" fo:margin-top="0cm" fo:margin-bottom="0.998cm" fo:margin-left="0.998cm" fo:margin-right="0.998cm" style:writing-mode="lr-tb" style:layout-grid-color="#c0c0c0" style:layout-grid-lines="276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1T08:47:10.722970603</dc:date>
    <meta:editing-duration>PT26S</meta:editing-duration>
    <meta:editing-cycles>1</meta:editing-cycles>
    <meta:document-statistic meta:table-count="0" meta:image-count="0" meta:object-count="0" meta:page-count="1" meta:paragraph-count="25" meta:word-count="105" meta:character-count="870" meta:non-whitespace-character-count="754"/>
  </office:meta>
</office:document-meta>
</file>